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weight="normal" officeooo:rsid="000245d6" officeooo:paragraph-rsid="000245d6" style:font-weight-asian="normal" style:font-weight-complex="normal"/>
    </style:style>
    <style:style style:name="P2" style:family="paragraph" style:parent-style-name="Heading_20_1">
      <style:text-properties fo:font-weight="normal" officeooo:rsid="00029667" officeooo:paragraph-rsid="00029667" style:font-weight-asian="normal" style:font-weight-complex="normal"/>
    </style:style>
    <style:style style:name="P3" style:family="paragraph" style:parent-style-name="Text_20_body" style:list-style-name="L1">
      <style:text-properties fo:font-weight="normal" officeooo:rsid="000245d6" officeooo:paragraph-rsid="000245d6" style:font-weight-asian="normal" style:font-weight-complex="normal"/>
    </style:style>
    <style:style style:name="P4" style:family="paragraph" style:parent-style-name="Text_20_body">
      <style:text-properties fo:font-weight="normal" officeooo:rsid="000245d6" officeooo:paragraph-rsid="000245d6" style:font-weight-asian="normal" style:font-weight-complex="normal"/>
    </style:style>
    <style:style style:name="P5" style:family="paragraph" style:parent-style-name="Text_20_body" style:list-style-name="L3">
      <style:text-properties fo:font-weight="normal" officeooo:rsid="00029667" officeooo:paragraph-rsid="00029667" style:font-weight-asian="normal" style:font-weight-complex="normal"/>
    </style:style>
    <style:style style:name="P6" style:family="paragraph" style:parent-style-name="Text_20_body">
      <style:text-properties officeooo:paragraph-rsid="00029667"/>
    </style:style>
    <style:style style:name="P7" style:family="paragraph" style:parent-style-name="Text_20_body" style:list-style-name="L3">
      <style:text-properties officeooo:rsid="00029667" officeooo:paragraph-rsid="00029667"/>
    </style:style>
    <style:style style:name="P8" style:family="paragraph" style:parent-style-name="Text_20_body" style:list-style-name="L3">
      <style:text-properties officeooo:paragraph-rsid="0002966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9667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itä pitäisi tapahtua addtaskia painaessa:</text:h>
      <text:list text:style-name="L1">
        <text:list-item>
          <text:p text:style-name="P3">Tehtävälle pitäisi tulla uusi rivi taulukkoon.</text:p>
        </text:list-item>
        <text:list-item>
          <text:p text:style-name="P3">Annetun tehtävän pitäisi tulla ensimmäiseen sarakkeeseen.</text:p>
        </text:list-item>
        <text:list-item>
          <text:p text:style-name="P3">2 sarakkeessa done -nappi.</text:p>
        </text:list-item>
        <text:list-item>
          <text:p text:style-name="P3">3. sarakkeessa remove -nappi.</text:p>
          <text:list>
            <text:list-item>
              <text:p text:style-name="P3">Tähän voisi lisätä myös varmistuksen.</text:p>
              <text:list>
                <text:list-item>
                  <text:p text:style-name="P3">Ja varmistuksen ohituksen</text:p>
                </text:list-item>
              </text:list>
            </text:list-item>
          </text:list>
        </text:list-item>
        <text:list-item>
          <text:p text:style-name="P3">Johonkin taulukon alle myös mahdollisuus tyhjentää kokonaan.</text:p>
        </text:list-item>
      </text:list>
      <text:p text:style-name="P4"/>
      <text:h text:style-name="P2" text:outline-level="1">13.3.2024: Mikä kusee addTaskissa.</text:h>
      <text:p text:style-name="P6"><text:span text:style-name="T2">Tallennus ei toimi tyhjällä localstoragella. Selaimen konsoliin tulee virhe ”</text:span><text:span text:style-name="T1">Uncaught TypeError: taskList is null </text:span><text:span text:style-name="T2">”</text:span></text:p>
      <text:list text:style-name="L3">
        <text:list-item>
          <text:p text:style-name="P8">const taskInput = document.getElementById('taskInput');</text:p>
          <text:list>
            <text:list-item>
              <text:p text:style-name="P7">asettaa java -vakioksi elementin ID:llä taskinput</text:p>
              <text:list>
                <text:list-item>
                  <text:p text:style-name="P7">ok</text:p>
                </text:list-item>
              </text:list>
            </text:list-item>
          </text:list>
        </text:list-item>
        <text:list-item>
          <text:p text:style-name="P7">const taskList = document.getElementById('taskList');</text:p>
          <text:list>
            <text:list-item>
              <text:p text:style-name="P7">asettaa java -vakioksi elementin ID:llä tasklist <text:span text:style-name="T3">(tbody)</text:span></text:p>
              <text:list>
                <text:list-item>
                  <text:p text:style-name="P5">Eiköhän tämäkin ole ok.</text:p>
                </text:list-item>
              </text:list>
            </text:list-item>
          </text:list>
        </text:list-item>
        <text:list-item>
          <text:p text:style-name="P5">const taskRow = document.createElement('tr');</text:p>
          <text:list>
            <text:list-item>
              <text:p text:style-name="P5">Luodaan javascript -funktion työmuistiin uusi rivi.</text:p>
            </text:list-item>
          </text:list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i" fo:country="FI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oni Pohjanheimo</meta:initial-creator>
    <meta:creation-date>2024-03-13T12:03:04.301000000</meta:creation-date>
    <dc:date>2024-03-13T20:16:42.961000000</dc:date>
    <dc:creator>Toni Pohjanheimo</dc:creator>
    <meta:editing-duration>PT51M33S</meta:editing-duration>
    <meta:editing-cycles>2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19" meta:word-count="111" meta:character-count="821" meta:non-whitespace-character-count="744"/>
  </office:meta>
</office:document-meta>
</file>